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Vertex</text:span>: a basic class to represent a single vertex/node in a graph </text:p>
      <text:p text:style-name="Standard"/>
      <text:p text:style-name="Standard"><text:tab/>Fields: </text:p>
      <text:p text:style-name="Standard"/>
      <text:p text:style-name="Standard"><text:tab/><text:tab/>long int distanceFromInitial: a long integer used in memoizing a graph to build a minimum spanning tree (MST); it is the distance of the shortest path known from some initial node (or LONG_MAX if this Vertex has not yet been memoized) </text:p>
      <text:p text:style-name="Standard"/>
      <text:p text:style-name="Standard"><text:tab/><text:tab/>vector&lt;Vertex*&gt; pathFromInitial: an ordered record of the nodes encountered along the shortest known path from some initial node (with a number of elements equal to distanceFromInitial+1) </text:p>
      <text:p text:style-name="Standard"/>
      <text:p text:style-name="Standard"><text:tab/><text:tab/>vector &lt;Vertex*&gt; neighbors: a set of the neighbors to which this Vertex is connected </text:p>
      <text:p text:style-name="Standard"/>
      <text:p text:style-name="Standard"><text:tab/><text:tab/>long int startTime: a protected field recording the time of this Vertex's creation; should not be accessed directly </text:p>
      <text:p text:style-name="Standard"/>
      <text:p text:style-name="Standard"><text:tab/>Methods: </text:p>
      <text:p text:style-name="Standard"/>
      <text:p text:style-name="Standard"><text:tab/><text:tab/>Vertex() or Vertex(long int startTime): may be either empty or initialized with the time of this Vertex's creation </text:p>
      <text:p text:style-name="Standard"/>
      <text:p text:style-name="Standard"><text:tab/><text:tab/>void addNeighbor(Vertex* neighbor): adds a pointer to another Vertex to this Vertex's set of neighbors, and adds this Vertex to the other Vertex's neighbors </text:p>
      <text:p text:style-name="Standard"/>
      <text:p text:style-name="Standard"><text:tab/><text:tab/>double clusteringCoefficient(): calculates the clustering coefficient (# of links between neighbors / # of possible links between neighbors) of this Vertex </text:p>
      <text:p text:style-name="Standard"/>
      <text:p text:style-name="Standard"><text:tab/><text:tab/>long int getStartTime(): getter method for startTime, as it should not be accessed directly </text:p>
      <text:p text:style-name="Standard"/>
      <text:p text:style-name="Standard"><text:tab/><text:tab/>bool hasNeighbor(Vertex* neighbor): checks that a pointer to Vertex is actually a neighbor of this Vertex</text:p>
      <text:p text:style-name="Standard"/>
      <text:p text:style-name="Standard"><text:span text:style-name="T1">Graph</text:span>: a basic collection of Vertices </text:p>
      <text:p text:style-name="Standard"/>
      <text:p text:style-name="Standard"><text:tab/>Macros:</text:p>
      <text:p text:style-name="Standard"/>
      <text:p text:style-name="Standard"><text:tab/><text:tab/>N: a macro which returns nodes.size()</text:p>
      <text:p text:style-name="Standard"/>
      <text:p text:style-name="Standard"><text:tab/><text:tab/>K(i): a macro which returns the degree of node i, nodes.at(i)-&gt;neighbors.size()</text:p>
      <text:p text:style-name="Standard"/>
      <text:p text:style-name="Standard"><text:tab/>Fields: </text:p>
      <text:p text:style-name="Standard"/>
      <text:p text:style-name="Standard"><text:tab/><text:tab/>vector&lt;Vertex*&gt; nodes: a set of the nodes contained in this Graph </text:p>
      <text:p text:style-name="Standard"/>
      <text:p text:style-name="Standard"><text:tab/>Methods: </text:p>
      <text:p text:style-name="Standard"/>
      <text:p text:style-name="Standard"><text:tab/><text:tab/>void addNode(Vertex* node): adds a Vertex to the set of nodes </text:p>
      <text:p text:style-name="Standard"/>
      <text:p text:style-name="Standard"><text:soft-page-break/><text:tab/><text:tab/>double averagePathLength(): determines the mean length of the shortest path between any two nodes, averaged across all pairs of nodes, by building a MST for each node </text:p>
      <text:p text:style-name="Standard"/>
      <text:p text:style-name="Standard"><text:tab/><text:tab/>long int nodesWithDegree(long int k): returns the number of nodes with degree k </text:p>
      <text:p text:style-name="Standard"/>
      <text:p text:style-name="Standard"><text:tab/><text:tab/>double* degreeDistribution(): returns a dynamically allocated array relating the degree of a node (the index) to the proportion of nodes in the graph with that degree (the element); since the theoretical maximum degree is the same as the number of nodes minus one, the size of the array is the same as the number of nodes in the Graph </text:p>
      <text:p text:style-name="Standard"/>
      <text:p text:style-name="Standard"><text:tab/><text:tab/>double averageDegree(): calculates and returns the average (not necessarily integer) degree of the nodes in the Graph </text:p>
      <text:p text:style-name="Standard"/>
      <text:p text:style-name="Standard"><text:tab/><text:tab/>double averageClusteringCoefficient(): calculates and returns the mean clustering coefficient of the nodes in the Graph using the method Vertex::clusteringCoefficient() </text:p>
      <text:p text:style-name="Standard"/>
      <text:p text:style-name="Standard"><text:tab/><text:tab/>void insertNode(Vertex* node, long int position): inserts a node at the specified position such that every element in that position and further is moved up by one index </text:p>
      <text:p text:style-name="Standard"/>
      <text:p text:style-name="Standard"><text:tab/><text:tab/>long int indexOf(Vertex* node): finds the index in Graph::nodes of the given Vertex* </text:p>
      <text:p text:style-name="Standard"/>
      <text:p text:style-name="Standard"><text:tab/><text:tab/>void memoize(Vertex* root): simpler method to set up the start of memoization using Graph::memoize(Vertex* root, vector&lt;Vertex*&gt; path, long int distance) </text:p>
      <text:p text:style-name="Standard"/>
      <text:p text:style-name="Standard"><text:tab/><text:tab/>void memoize(Vertex* root, vector&lt;Vertex*&gt; path, long int distance): an unweighted implementation of Djikstra's algorithm, lacking a top-level MST in favor of storing shortest path information in the nodes themselves in Vertex::pathFromInitial and Vertex::distanceFromInitial </text:p>
      <text:p text:style-name="Standard"/>
      <text:p text:style-name="Standard"><text:tab/><text:tab/>void clean(Vertex* root): a recursive method to go through and remove all memoization from the nodes of the graph, setting Vertex::distanceFromInitial to LONG_MAX and emptying pathFromInitial of its contents</text:p>
      <text:p text:style-name="Standard"/>
      <text:p text:style-name="P1">GrowingNetwork<text:span text:style-name="T2">: an abstract derived class of Graph which incorporates the concepts of time and growth as according to the growing network model put forth by Ozik, Hunt, and Ott in Physical Review E (2004)</text:span></text:p>
      <text:p text:style-name="P2"/>
      <text:p text:style-name="P2"><text:tab/>Fields:</text:p>
      <text:p text:style-name="P2"/>
      <text:p text:style-name="P2"><text:tab/><text:tab/>long int m: the growth parameter; whenever a new node is added, it forms edges with the m closest nodes</text:p>
      <text:p text:style-name="P2"/>
      <text:p text:style-name="P2"><text:tab/><text:tab/>long int time: the GrowingNetwork's current time, used to set Vertex::startTime on node creation; this field should not be accessed directly, and instead should be accessed with the methods GrowingNetwork::getTime() and GrowingNetwork::tick()</text:p>
      <text:p text:style-name="P2"/>
      <text:p text:style-name="P2"><text:tab/>Methods:</text:p>
      <text:p text:style-name="P2"/>
      <text:p text:style-name="P2"><text:tab/><text:tab/>long int getTime(): getter method for the time field, which should not be directly accessed</text:p>
      <text:p text:style-name="P2"><text:soft-page-break/></text:p>
      <text:p text:style-name="P2"><text:tab/><text:tab/>void tick(): increments the current time, which should not be directly accessed</text:p>
      <text:p text:style-name="P2"/>
      <text:p text:style-name="P2"><text:tab/><text:tab/>void grow(long int n): virtual method to grow n new nodes in the graph; implementation will depend on the geometry of the implementing derived class</text:p>
      <text:p text:style-name="P2"/>
      <text:p text:style-name="P2"><text:tab/><text:tab/>long int edgeAge(Vertex* a, Vertex* b): calculates the time difference between the current time and the time at which the edge between a and b was added; returns -1 if no such edge exists</text:p>
      <text:p text:style-name="P2"/>
      <text:p text:style-name="P2"><text:tab/><text:tab/>double* edgeAgeVsConnectivity(): returns a dynamically allocated array relating the age of an edge (the index) to its average connectivity/between-ness/shortcutness (the element), defined as the proportion of shortest paths between pairs of nodes of which it is a part; since the maximum age is the number of nodes minus one, the size of the array is the same as the number of nodes in the GrowingNetwork</text:p>
      <text:p text:style-name="P2"/>
      <text:p text:style-name="P2"><text:tab/><text:tab/>double* edgeAgeVsLinearDistance: returns a dynamically allocated array relating the age of an edge (the index) to its average linear distance (the element) as defined by the virtual method GrowingNetwork::linearDistance(Vertex* a, Vertex* b); <text:s/>since the maximum age is the number of nodes minus one, the size of the array is the same as the number of nodes in the GrowingNetwork</text:p>
      <text:p text:style-name="P2"/>
      <text:p text:style-name="P2"><text:tab/><text:tab/>double linearDistance(Vertex* a, Vertex* b): virtual method to determine the linear distance between two nodes (regardless of connectedness); has arbitrary units</text:p>
      <text:p text:style-name="P2"/>
      <text:p text:style-name="P1">GrowingNetwork2D<text:span text:style-name="T2">: an implementation of a growing network in two dimensions such that all nodes are equally spaced on a circle, derived from the abstract class GrowingNetwork; note that this implementation does not simulate actual position, but rather uses indices in the GrowingNetwork2D::nodes field as equally-spaced intervals</text:span></text:p>
      <text:p text:style-name="P2"/>
      <text:p text:style-name="P2"><text:tab/>Fields: no new fields</text:p>
      <text:p text:style-name="P2"/>
      <text:p text:style-name="P2"><text:tab/>Methods:</text:p>
      <text:p text:style-name="P2"/>
      <text:p text:style-name="P2"><text:tab/><text:tab/>GrowingNetwork2D(long int n, long int m): a constructor which begins by placing m+1 nodes in a clique, then growing the remaining n – (m+1) nodes using GrowingNetwork2D::grow(long int n) with parameter n = n – (m+1); also seeds the pseudorandom number generator the first time it is called</text:p>
      <text:p text:style-name="P2"/>
      <text:p text:style-name="P2"><text:tab/><text:tab/>void grow(long int n): grows n additional nodes onto the graph using the following algorithm (requires an even value of m):</text:p>
      <text:list xml:id="list13403392331" text:style-name="L1">
        <text:list-item>
          <text:list>
            <text:list-item>
              <text:list>
                <text:list-item>
                  <text:list>
                    <text:list-item>
                      <text:list>
                        <text:list-item>
                          <text:list>
                            <text:list-item>
                              <text:list>
                                <text:list-item>
                                  <text:p text:style-name="P4">select, from a uniform distribution, a random index between zero and the number of nodes in the graph minus one</text:p>
                                </text:list-item>
                                <text:list-item>
                                  <text:p text:style-name="P4">create a new node and insert it at index + 1 using Graph::insertNode(Vertex* node)</text:p>
                                </text:list-item>
                                <text:list-item>
                                  <text:p text:style-name="P4">add edges from the new node to the m/2 nodes before and the m/2 nodes after index + 1</text:p>
                                </text:list-item>
                                <text:list-item>
                                  <text:p text:style-name="P4">repeat until n nodes have been added</text:p>
                                </text:list-item>
                              </text:list>
                            </text:list-item>
                          </text:list>
                        </text:list-item>
                      </text:list>
                    </text:list-item>
                  </text:list>
                </text:list-item>
              </text:list>
            </text:list-item>
          </text:list>
        </text:list-item>
      </text:list>
      <text:p text:style-name="P2"/>
      <text:p text:style-name="P2"><text:tab/><text:tab/>long int edgeArcDistance(Vertex* a, Vertex* b): gives the distance between two Vertices <text:soft-page-break/>along the arc of the circle on which all nodes lie (in units of inter-node intervals along the circle), but does not check that an edge between them actually exists</text:p>
      <text:p text:style-name="P2"/>
      <text:p text:style-name="P2"><text:tab/><text:tab/>double* edgeAgeVsArcDistance(): returns a dynamically allocated array relating the age of an edge (the index) to its average arc distance (the element) as defined by the method GrowingNetwork2D::edgeArcDistance(Vertex* a, Vertex* b); <text:s/>since the maximum age is the number of nodes minus one, the size of the array is the same as the number of nodes in the GrowingNetwork</text:p>
      <text:p text:style-name="P2"/>
      <text:p text:style-name="P2"><text:tab/><text:tab/>double linearDistance(Vertex* a, Vertex* b): gives the linear distance between two Vertices, using the return value from GrowingNetwork2D::edgeArcDistance(Vertex* a, Vertex* b) to calculate the length of the corresponding chord</text:p>
      <text:p text:style-name="P2"/>
      <text:p text:style-name="P2"><text:tab/><text:tab/>double* edgeArcDistanceDistribution: <text:s/>returns a dynamically allocated array relating the degree of a arc distance of an edge (the index) to the proportion of edges in the GrowingNetwork with that arc distance (the element); since the maximum age is the number of nodes minus one, the array's size is equal to the number of nodes in the GrowingNetwork</text:p>
      <text:p text:style-name="P2"/>
      <text:p text:style-name="P1">SpatialVertex<text:span text:style-name="T2">: a class derived from Vertex which incorporates a position in an arbitray number of dimensions, in an arbitrary coordinate system; it is the responsibility of container classes to impose a common coordinate system and define operations on those coordinates</text:span></text:p>
      <text:p text:style-name="P2"/>
      <text:p text:style-name="P2"><text:tab/>Fields:</text:p>
      <text:p text:style-name="P2"/>
      <text:p text:style-name="P2"><text:tab/><text:tab/>dimension: a record of the dimension of this SpatialVertex; two SpatialVertices with different dimensions cannot be meaningfully compared</text:p>
      <text:p text:style-name="P2"/>
      <text:p text:style-name="P2"><text:tab/><text:tab/>position: an array of floating-point values of length equal to the dimension, storing the components of the position of this SpatialVertex</text:p>
      <text:p text:style-name="P2"/>
      <text:p text:style-name="P2"><text:tab/>Methods:</text:p>
      <text:p text:style-name="P2"/>
      <text:p text:style-name="P2"><text:tab/><text:tab/>SpatialVertex(long int dimension, double* position, long int startTime): must be initialized with a dimension, position array, and starting time</text:p>
      <text:p text:style-name="P2"/>
      <text:p text:style-name="P2"><text:tab/><text:tab/>~SpatialVertex(): this overridden destructor also deletes the position array, which must be dynamically allocated in order to handle arbitrary dimensions</text:p>
      <text:p text:style-name="P2"/>
      <text:p text:style-name="P1">GrowingNetwork3D<text:span text:style-name="T2">: an implementation of a GrowingNetwork such that all nodes are placed on the surface of a sphere, using SpatialVertices and an equalization algorithm to approximate even spacing; the convention here is that the first component of position, theta, describes the azimuthal angle, and the second component of position, phi, describes the inclination angle, though note that the SpatialVertices are stored as having three (Cartesian) position coordinates</text:span></text:p>
      <text:p text:style-name="P2"/>
      <text:p text:style-name="P2"><text:tab/>Macros:</text:p>
      <text:p text:style-name="P2"/>
      <text:p text:style-name="P2"><text:tab/><text:tab/>DIM: equal to three, as the SpatialVertices will be specified with a triple of Cartesian coordinates, despite the fact that the radius is fixed</text:p>
      <text:p text:style-name="P2"/>
      <text:p text:style-name="P2"><text:tab/><text:tab/>X(node) or Y(node) or Z(node): retrieves the X-, Y-, or Z-component (stored as the <text:soft-page-break/>zeroth, first, and second element of the position array, respectively) of a SpatialVertex (behavior undefined for SpatialVertices not in a three-dimensional Cartesian coordinate system)</text:p>
      <text:p text:style-name="P2"/>
      <text:p text:style-name="P2"><text:tab/><text:tab/>DIST_SQUARED(d): a macro which takes a three-dimensional displacement vector and sums the squares of its components, giving the magnitude squared</text:p>
      <text:p text:style-name="P2"/>
      <text:p text:style-name="P2"><text:tab/>Fields:</text:p>
      <text:p text:style-name="P2"/>
      <text:p text:style-name="P2"><text:tab/><text:tab/>vector&lt;SpatialVertex*&gt; nodes: the set of nodes in this graph, each with a position on the sphere in spherical coordinates (with the implicit, irrelevant radial component omitted), giving them a dimension of three but only two position values</text:p>
      <text:p text:style-name="P2"/>
      <text:p text:style-name="P2"><text:tab/><text:tab/>double radius: the radius of the sphere on the surface of which the nodes lie; currently constant (with a value of 1 set by the constructor), but possibly subject to change</text:p>
      <text:p text:style-name="P2"/>
      <text:p text:style-name="P2"><text:tab/><text:tab/>double baseGam: the value to be used in calculating the gamma parameter to the function GrowingNetwork3D::gradientDescent; defaults to 1.0</text:p>
      <text:p text:style-name="P2"/>
      <text:p text:style-name="P2"><text:tab/><text:tab/>double baseTol: the the value to be used as the tolerance parameter to the function GrowingNetwork3D::gradientDescent; defaults to 0.1</text:p>
      <text:p text:style-name="P2"/>
      <text:p text:style-name="P2"><text:tab/><text:tab/>long int baseItr: the value to be used in calculating the maximum number of iterations in a single call to the function GrowingNetwork3D::gradientDescent; defaults to 36</text:p>
      <text:p text:style-name="P2"/>
      <text:p text:style-name="P2"><text:tab/>Methods:</text:p>
      <text:p text:style-name="P2"/>
      <text:p text:style-name="P2"><text:tab/><text:tab/>GrowingNetwork3D(long int n, long int m, double gam = 1.0, double tol = 0.1, double itr = 36): arranges the first m+1 nodes in a clique on the sphere in an equalized configuration, then grows the remaining n – (m+1) nodes using GrowingNetwork3D::grow(long int n) with n – (m+1) as the parameter n; also seeds the pseudorandom number generator the first time it is called</text:p>
      <text:p text:style-name="P2"/>
      <text:p text:style-name="P2"><text:tab/><text:tab/>grow(long int n): grows n additional nodes onto the graph using the following algorithm:</text:p>
      <text:list xml:id="list557476314" text:style-name="L2">
        <text:list-item>
          <text:p text:style-name="P5">choose a random location on the sphere using the method GrowingNetwork3D::randomLocation()</text:p>
        </text:list-item>
        <text:list-item>
          <text:p text:style-name="P5">place a new SpatialVertex there and connect it to its m nearest neighbors, obtained from the method GrowingNetwork3D::findMNearestNeighbors(SpatialVertex* start)</text:p>
        </text:list-item>
        <text:list-item>
          <text:p text:style-name="P5">run GrowingNetwork3D::equalize() to attempt to evenly space the nodes across the surface of the sphere (approximately)</text:p>
        </text:list-item>
        <text:list-item>
          <text:p text:style-name="P5">repeat until n nodes have been added</text:p>
        </text:list-item>
      </text:list>
      <text:p text:style-name="P2"/>
      <text:p text:style-name="P2"><text:tab/><text:tab/>double* randomLocation(): returns a random location on the surface of the sphere from a uniform distribution of all points on the sphere, according to Wolfram Mathworld's algorithm for randomly picking a point on a sphere; the resulting array is dynamically allocated, but does not need to be deleted if it is used in the constructor SpatialVertex::SpatialVertex(long int dimension, double* position, long int startTime)</text:p>
      <text:p text:style-name="P2"/>
      <text:p text:style-name="P2"><text:tab/><text:tab/>double* displacement(SpatialVertex* a, SpatialVertex* b): returns this displacement vector from a to b (position of b minus position of a) ; this is dynamically allocated so it should be deleted after it is used to prevent memory leaks</text:p>
      <text:p text:style-name="P2"><text:soft-page-break/></text:p>
      <text:p text:style-name="P2"><text:tab/><text:tab/>double* sumForces(SpatialVertex* node): sums the force vectors (of magnitude 1/r^2) on a single node from all other nodes in the graph, excluding itself from such a sum; returns a dynamically allocated array of doubles, each representing a component of the vector</text:p>
      <text:p text:style-name="P2"/>
      <text:p text:style-name="P2"><text:tab/><text:tab/>SpatialVertex** findMNearestNeighbors(SpatialVertex* start): finds the m spatially nearest neighbors to some starting node</text:p>
      <text:p text:style-name="P2"/>
      <text:p text:style-name="P2"><text:tab/><text:tab/>double linearDistance(): returns the scalar distance between two points in three-dimensional Cartesian space</text:p>
      <text:p text:style-name="P2"/>
      <text:p text:style-name="P2"><text:tab/><text:tab/>void gradientDescent(double gamma, double tolerance, long int maxItr): perform gradient descent for either maxItr steps or until the difference between the actual and minimum potentials is less than or equal to tolerance multipled by the minimum potential, using a force-to-displacement conversion factor of gamma</text:p>
      <text:p text:style-name="P2"/>
      <text:p text:style-name="P2"><text:tab/><text:tab/>double calculateMinimumPotential(): calculate the minimum potential of N nodes on a unit sphere, based on the equation given in the design document</text:p>
      <text:p text:style-name="P2"/>
      <text:p text:style-name="P2"><text:tab/><text:tab/>~GrowingNetwork3D(): destructor which calls the destructors for all nodes in the GrowingNetwork3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5T17:16:24</meta:creation-date>
    <dc:date>2013-06-13T11:51:53</dc:date>
    <meta:editing-duration>PT8H14M36S</meta:editing-duration>
    <meta:editing-cycles>106</meta:editing-cycles>
    <meta:generator>LibreOffice/3.5$Linux_x86 LibreOffice_project/350m1$Build-2</meta:generator>
    <meta:document-statistic meta:table-count="0" meta:image-count="0" meta:object-count="0" meta:page-count="6" meta:paragraph-count="88" meta:word-count="1987" meta:character-count="13166" meta:non-whitespace-character-count="11113"/>
  </office:meta>
</office:document-meta>
</file>